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9000001703FAEDE77.png"/>
  <manifest:file-entry manifest:media-type="image/png" manifest:full-path="Pictures/10000000000000D3000001579E8D388D.png"/>
  <manifest:file-entry manifest:media-type="image/png" manifest:full-path="Pictures/10000000000001370000017C0E07E681.png"/>
  <manifest:file-entry manifest:media-type="image/png" manifest:full-path="Pictures/10000000000002B30000028D810D6C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2" text:anchor-type="paragraph" svg:x="-0.318cm" svg:y="8.969cm" svg:width="17cm" svg:height="16.064cm" draw:z-index="1"><draw:image xlink:href="Pictures/10000000000002B30000028D810D6C9C.png" xlink:type="simple" xlink:show="embed" xlink:actuate="onLoad"/></draw:frame><draw:frame draw:style-name="fr1" draw:name="graphics1" text:anchor-type="paragraph" svg:width="17cm" svg:height="8.581cm" draw:z-index="0"><draw:image xlink:href="Pictures/10000000000002D9000001703FAEDE77.png" xlink:type="simple" xlink:show="embed" xlink:actuate="onLoad"/></draw:frame></text:p>
      <text:p text:style-name="P1"><draw:frame draw:style-name="fr3" draw:name="graphics3" text:anchor-type="paragraph" svg:width="8.229cm" svg:height="10.054cm" draw:z-index="2"><draw:image xlink:href="Pictures/10000000000001370000017C0E07E681.png" xlink:type="simple" xlink:show="embed" xlink:actuate="onLoad"/></draw:frame><draw:frame draw:style-name="fr2" draw:name="graphics4" text:anchor-type="paragraph" svg:x="0.497cm" svg:y="10.636cm" svg:width="5.583cm" svg:height="9.075cm" draw:z-index="3"><draw:image xlink:href="Pictures/10000000000000D3000001579E8D38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a Topoloaga</meta:initial-creator>
    <meta:creation-date>2014-07-11T13:53:55.28</meta:creation-date>
    <meta:generator>OpenOffice/4.1.0$Win32 OpenOffice.org_project/410m18$Build-9764</meta:generator>
    <meta:document-statistic meta:table-count="0" meta:image-count="4" meta:object-count="0" meta:page-count="2" meta:paragraph-count="0" meta:word-count="0" meta:character-count="0"/>
    <dc:date>2014-07-11T15:35:14.26</dc:date>
    <dc:creator>Alexandra Topoloaga</dc:creator>
    <meta:editing-duration>PT1H41M23S</meta:editing-duration>
    <meta:editing-cycles>1</meta:editing-cycles>
  </office:meta>
</office:document-meta>
</file>